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7030A0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B05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7">
      <style:table-cell-properties fo:border="thin solid #000000" fo:background-color="#A6A6A6"/>
    </style:style>
    <style:style style:name="ce9" style:family="table-cell" style:parent-style-name="Default" style:data-style-name="N36">
      <style:table-cell-properties fo:border="thin solid #000000" fo:background-color="#7030A0"/>
    </style:style>
    <style:style style:name="ce10" style:family="table-cell" style:parent-style-name="Default" style:data-style-name="N36">
      <style:table-cell-properties fo:border="thin solid #000000" fo:background-color="#0070C0"/>
    </style:style>
    <style:style style:name="ce11" style:family="table-cell" style:parent-style-name="Default" style:data-style-name="N36">
      <style:table-cell-properties fo:border="thin solid #000000" fo:background-color="#00B050"/>
    </style:style>
    <style:style style:name="ce12" style:family="table-cell" style:parent-style-name="Default" style:data-style-name="N36">
      <style:table-cell-properties fo:border="thin solid #000000" fo:background-color="#FF0000"/>
    </style:style>
    <style:style style:name="ce13" style:family="table-cell" style:parent-style-name="Default" style:data-style-name="N36">
      <style:table-cell-properties fo:border="thin solid #000000" fo:background-color="#00B0F0"/>
    </style:style>
    <style:style style:name="ce1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table:style-name="ce2">
            <text:p>vývoj cen grafických karet</text:p>
          </table:table-cell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number-columns-spanned="3" table:number-rows-spanned="1" table:style-name="ce14">
            <text:p>Grafické karty:</text:p>
          </table:table-cell>
          <table:covered-table-cell table:number-columns-repeated="2"/>
          <table:table-cell office:value-type="string" table:style-name="ce3">
            <text:p>HP Radeon RX 550X 4GB GDDR5</text:p>
          </table:table-cell>
          <table:table-cell office:value-type="string" table:style-name="ce4">
            <text:p>Asus PH-GTX1050TI-4G</text:p>
          </table:table-cell>
          <table:table-cell office:value-type="string" table:style-name="ce5">
            <text:p>MSI GeForce GTX 1650 4GT</text:p>
          </table:table-cell>
          <table:table-cell office:value-type="string" table:style-name="ce6">
            <text:p>MSI GeForce GTX 1660 SUPER GAMING X</text:p>
          </table:table-cell>
          <table:table-cell office:value-type="string" table:style-name="ce7">
            <text:p>Asus ROG-STRIX-RX5500XT-O8G-GAMING</text:p>
          </table:table-cell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number-columns-spanned="2" table:number-rows-spanned="10" table:style-name="ce15">
            <text:p>Data a průměrné ceny v daném období:</text:p>
          </table:table-cell>
          <table:covered-table-cell/>
          <table:table-cell office:value-type="date" office:date-value="2021-01-03T00:00:00" table:style-name="ce8">
            <text:p>03.01.2021</text:p>
          </table:table-cell>
          <table:table-cell office:value-type="currency" office:value="4068" table:style-name="ce9">
            <text:p><text:s/>4 068 Kč<text:s/></text:p>
          </table:table-cell>
          <table:table-cell office:value-type="currency" office:value="3953" table:style-name="ce10">
            <text:p><text:s/>3 953 Kč<text:s/></text:p>
          </table:table-cell>
          <table:table-cell office:value-type="currency" office:value="4702" table:style-name="ce11">
            <text:p><text:s/>4 702 Kč<text:s/></text:p>
          </table:table-cell>
          <table:table-cell office:value-type="currency" office:value="7106" table:style-name="ce12">
            <text:p><text:s/>7 106 Kč<text:s/></text:p>
          </table:table-cell>
          <table:table-cell office:value-type="currency" office:value="7109" table:style-name="ce13">
            <text:p><text:s/>7 109 Kč<text:s/></text:p>
          </table:table-cell>
          <table:table-cell table:number-columns-repeated="16374"/>
        </table:table-row>
        <table:table-row table:style-name="ro3">
          <table:table-cell/>
          <table:table-cell table:style-name="ce1"/>
          <table:covered-table-cell/>
          <table:covered-table-cell/>
          <table:table-cell office:value-type="date" office:date-value="2021-01-21T00:00:00" table:style-name="ce8">
            <text:p>21.01.2021</text:p>
          </table:table-cell>
          <table:table-cell office:value-type="currency" office:value="4053" table:style-name="ce9">
            <text:p><text:s/>4 053 Kč<text:s/></text:p>
          </table:table-cell>
          <table:table-cell office:value-type="currency" office:value="3994" table:style-name="ce10">
            <text:p><text:s/>3 994 Kč<text:s/></text:p>
          </table:table-cell>
          <table:table-cell office:value-type="currency" office:value="4021" table:style-name="ce11">
            <text:p><text:s/>4 021 Kč<text:s/></text:p>
          </table:table-cell>
          <table:table-cell office:value-type="currency" office:value="7469" table:style-name="ce12">
            <text:p><text:s/>7 469 Kč<text:s/></text:p>
          </table:table-cell>
          <table:table-cell office:value-type="currency" office:value="6890" table:style-name="ce13">
            <text:p><text:s/>6 890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1-31T00:00:00" table:style-name="ce8">
            <text:p>31.01.2021</text:p>
          </table:table-cell>
          <table:table-cell office:value-type="currency" office:value="4085" table:style-name="ce9">
            <text:p><text:s/>4 085 Kč<text:s/></text:p>
          </table:table-cell>
          <table:table-cell office:value-type="currency" office:value="4555" table:style-name="ce10">
            <text:p><text:s/>4 555 Kč<text:s/></text:p>
          </table:table-cell>
          <table:table-cell office:value-type="currency" office:value="4009" table:style-name="ce11">
            <text:p><text:s/>4 009 Kč<text:s/></text:p>
          </table:table-cell>
          <table:table-cell office:value-type="currency" office:value="7445" table:style-name="ce12">
            <text:p><text:s/>7 445 Kč<text:s/></text:p>
          </table:table-cell>
          <table:table-cell office:value-type="currency" office:value="10876" table:style-name="ce13">
            <text:p><text:s/>10 876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2-14T00:00:00" table:style-name="ce8">
            <text:p>14.02.2021</text:p>
          </table:table-cell>
          <table:table-cell office:value-type="currency" office:value="4128" table:style-name="ce9">
            <text:p><text:s/>4 128 Kč<text:s/></text:p>
          </table:table-cell>
          <table:table-cell office:value-type="currency" office:value="4360" table:style-name="ce10">
            <text:p><text:s/>4 360 Kč<text:s/></text:p>
          </table:table-cell>
          <table:table-cell office:value-type="currency" office:value="4323" table:style-name="ce11">
            <text:p><text:s/>4 323 Kč<text:s/></text:p>
          </table:table-cell>
          <table:table-cell office:value-type="currency" office:value="8014" table:style-name="ce12">
            <text:p><text:s/>8 014 Kč<text:s/></text:p>
          </table:table-cell>
          <table:table-cell office:value-type="currency" office:value="18699" table:style-name="ce13">
            <text:p><text:s/>18 699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2-28T00:00:00" table:style-name="ce8">
            <text:p>28.02.2021</text:p>
          </table:table-cell>
          <table:table-cell office:value-type="currency" office:value="4079" table:style-name="ce9">
            <text:p><text:s/>4 079 Kč<text:s/></text:p>
          </table:table-cell>
          <table:table-cell office:value-type="currency" office:value="6704" table:style-name="ce10">
            <text:p><text:s/>6 704 Kč<text:s/></text:p>
          </table:table-cell>
          <table:table-cell office:value-type="currency" office:value="4844" table:style-name="ce11">
            <text:p><text:s/>4 844 Kč<text:s/></text:p>
          </table:table-cell>
          <table:table-cell office:value-type="currency" office:value="9127" table:style-name="ce12">
            <text:p><text:s/>9 127 Kč<text:s/></text:p>
          </table:table-cell>
          <table:table-cell office:value-type="currency" office:value="19316" table:style-name="ce13">
            <text:p><text:s/>19 316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3-14T00:00:00" table:style-name="ce8">
            <text:p>14.03.2021</text:p>
          </table:table-cell>
          <table:table-cell office:value-type="currency" office:value="4390" table:style-name="ce9">
            <text:p><text:s/>4 390 Kč<text:s/></text:p>
          </table:table-cell>
          <table:table-cell office:value-type="currency" office:value="8076" table:style-name="ce10">
            <text:p><text:s/>8 076 Kč<text:s/></text:p>
          </table:table-cell>
          <table:table-cell office:value-type="currency" office:value="5478" table:style-name="ce11">
            <text:p><text:s/>5 478 Kč<text:s/></text:p>
          </table:table-cell>
          <table:table-cell office:value-type="currency" office:value="12489" table:style-name="ce12">
            <text:p><text:s/>12 489 Kč<text:s/></text:p>
          </table:table-cell>
          <table:table-cell office:value-type="currency" office:value="19391" table:style-name="ce13">
            <text:p><text:s/>19 391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4-25T00:00:00" table:style-name="ce8">
            <text:p>25.04.2021</text:p>
          </table:table-cell>
          <table:table-cell office:value-type="currency" office:value="4166" table:style-name="ce9">
            <text:p><text:s/>4 166 Kč<text:s/></text:p>
          </table:table-cell>
          <table:table-cell office:value-type="currency" office:value="7272" table:style-name="ce10">
            <text:p><text:s/>7 272 Kč<text:s/></text:p>
          </table:table-cell>
          <table:table-cell office:value-type="currency" office:value="6990" table:style-name="ce11">
            <text:p><text:s/>6 990 Kč<text:s/></text:p>
          </table:table-cell>
          <table:table-cell office:value-type="currency" office:value="15902" table:style-name="ce12">
            <text:p><text:s/>15 902 Kč<text:s/></text:p>
          </table:table-cell>
          <table:table-cell office:value-type="currency" office:value="18456" table:style-name="ce13">
            <text:p><text:s/>18 456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5-09T00:00:00" table:style-name="ce8">
            <text:p>09.05.2021</text:p>
          </table:table-cell>
          <table:table-cell office:value-type="currency" office:value="4394" table:style-name="ce9">
            <text:p><text:s/>4 394 Kč<text:s/></text:p>
          </table:table-cell>
          <table:table-cell office:value-type="currency" office:value="7429" table:style-name="ce10">
            <text:p><text:s/>7 429 Kč<text:s/></text:p>
          </table:table-cell>
          <table:table-cell office:value-type="currency" office:value="18190" table:style-name="ce11">
            <text:p><text:s/>18 190 Kč<text:s/></text:p>
          </table:table-cell>
          <table:table-cell office:value-type="currency" office:value="19845" table:style-name="ce12">
            <text:p><text:s/>19 845 Kč<text:s/></text:p>
          </table:table-cell>
          <table:table-cell office:value-type="currency" office:value="18450" table:style-name="ce13">
            <text:p><text:s/>18 450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6-06T00:00:00" table:style-name="ce8">
            <text:p>06.06.2021</text:p>
          </table:table-cell>
          <table:table-cell office:value-type="currency" office:value="4018" table:style-name="ce9">
            <text:p><text:s/>4 018 Kč<text:s/></text:p>
          </table:table-cell>
          <table:table-cell office:value-type="currency" office:value="7241" table:style-name="ce10">
            <text:p><text:s/>7 241 Kč<text:s/></text:p>
          </table:table-cell>
          <table:table-cell office:value-type="currency" office:value="9966" table:style-name="ce11">
            <text:p><text:s/>9 966 Kč<text:s/></text:p>
          </table:table-cell>
          <table:table-cell office:value-type="currency" office:value="17098" table:style-name="ce12">
            <text:p><text:s/>17 098 Kč<text:s/></text:p>
          </table:table-cell>
          <table:table-cell office:value-type="currency" office:value="14103" table:style-name="ce13">
            <text:p><text:s/>14 103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covered-table-cell/>
          <table:covered-table-cell/>
          <table:table-cell office:value-type="date" office:date-value="2021-06-13T00:00:00" table:style-name="ce8">
            <text:p>13.06.2021</text:p>
          </table:table-cell>
          <table:table-cell office:value-type="currency" office:value="3974" table:style-name="ce9">
            <text:p><text:s/>3 974 Kč<text:s/></text:p>
          </table:table-cell>
          <table:table-cell office:value-type="currency" office:value="7144" table:style-name="ce10">
            <text:p><text:s/>7 144 Kč<text:s/></text:p>
          </table:table-cell>
          <table:table-cell office:value-type="currency" office:value="9405" table:style-name="ce11">
            <text:p><text:s/>9 405 Kč<text:s/></text:p>
          </table:table-cell>
          <table:table-cell office:value-type="currency" office:value="18440" table:style-name="ce12">
            <text:p><text:s/>18 440 Kč<text:s/></text:p>
          </table:table-cell>
          <table:table-cell office:value-type="currency" office:value="18358" table:style-name="ce13">
            <text:p><text:s/>18 358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16">
            <text:p>Průměrná cena:</text:p>
          </table:table-cell>
          <table:covered-table-cell table:number-columns-repeated="2"/>
          <table:table-cell office:value-type="currency" office:value="4135.5" table:formula="of:=AVERAGE([.F5:.F14])" table:style-name="ce9">
            <text:p><text:s/>4 136 Kč<text:s/></text:p>
          </table:table-cell>
          <table:table-cell office:value-type="currency" office:value="6072.8" table:formula="of:=AVERAGE([.G5:.G14])" table:style-name="ce10">
            <text:p><text:s/>6 073 Kč<text:s/></text:p>
          </table:table-cell>
          <table:table-cell office:value-type="currency" office:value="7192.8" table:formula="of:=AVERAGE([.H5:.H14])" table:style-name="ce11">
            <text:p><text:s/>7 193 Kč<text:s/></text:p>
          </table:table-cell>
          <table:table-cell office:value-type="currency" office:value="12293.5" table:formula="of:=AVERAGE([.I5:.I14])" table:style-name="ce12">
            <text:p><text:s/>12 294 Kč<text:s/></text:p>
          </table:table-cell>
          <table:table-cell office:value-type="currency" office:value="15164.8" table:formula="of:=AVERAGE([.J5:.J14])" table:style-name="ce13">
            <text:p><text:s/>15 165 Kč<text:s/>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16">
            <text:p>Nejvyšší cena:</text:p>
          </table:table-cell>
          <table:covered-table-cell table:number-columns-repeated="2"/>
          <table:table-cell office:value-type="currency" office:value="4394" table:formula="of:=MAX([.F5:.F14])" table:style-name="ce9">
            <text:p><text:s/>4 394 Kč<text:s/></text:p>
          </table:table-cell>
          <table:table-cell office:value-type="currency" office:value="8076" table:formula="of:=MAX([.G5:.G14])" table:style-name="ce10">
            <text:p><text:s/>8 076 Kč<text:s/></text:p>
          </table:table-cell>
          <table:table-cell office:value-type="currency" office:value="18190" table:formula="of:=MAX([.H5:.H14])" table:style-name="ce11">
            <text:p><text:s/>18 190 Kč<text:s/></text:p>
          </table:table-cell>
          <table:table-cell office:value-type="currency" office:value="19845" table:formula="of:=MAX([.I5:.I14])" table:style-name="ce12">
            <text:p><text:s/>19 845 Kč<text:s/></text:p>
          </table:table-cell>
          <table:table-cell office:value-type="currency" office:value="19391" table:formula="of:=MAX([.J5:.J14])" table:style-name="ce13">
            <text:p><text:s/>19 391 Kč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6">
            <text:p>Nejnižší cena:</text:p>
          </table:table-cell>
          <table:covered-table-cell table:number-columns-repeated="2"/>
          <table:table-cell office:value-type="currency" office:value="3974" table:formula="of:=MIN([.F5:.F14])" table:style-name="ce9">
            <text:p><text:s/>3 974 Kč<text:s/></text:p>
          </table:table-cell>
          <table:table-cell office:value-type="currency" office:value="3953" table:formula="of:=MIN([.G5:.G14])" table:style-name="ce10">
            <text:p><text:s/>3 953 Kč<text:s/></text:p>
          </table:table-cell>
          <table:table-cell office:value-type="currency" office:value="4009" table:formula="of:=MIN([.H5:.H14])" table:style-name="ce11">
            <text:p><text:s/>4 009 Kč<text:s/></text:p>
          </table:table-cell>
          <table:table-cell office:value-type="currency" office:value="7106" table:formula="of:=MIN([.I5:.I14])" table:style-name="ce12">
            <text:p><text:s/>7 106 Kč<text:s/></text:p>
          </table:table-cell>
          <table:table-cell office:value-type="currency" office:value="6890" table:formula="of:=MIN([.J5:.J14])" table:style-name="ce13">
            <text:p><text:s/>6 890 Kč<text:s/>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Graf 1" svg:x="0.02083in" svg:y="0.00521in" svg:width="9.875in" svg:height="4.567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text> </number:text>
      <number:number number:decimal-places="0" number:min-integer-digits="1" number:grouping="true">
        <number:embedded-text number:position="0"> </number:embedded-text>
      </number:number>
      <number:currency-symbol number:language="cs" number:country="CZ">Kč</number:currency-symbol>
      <number:text> </number:text>
    </number:currency-style>
    <number:currency-style style:name="N36P1" number:language="cs" number:country="CZ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cs" number:country="CZ">Kč</number:currency-symbol>
      <number:text> </number:text>
    </number:currency-style>
    <number:currency-style style:name="N36P2" number:language="cs" number:country="CZ">
      <number:text> -</number:text>
      <number:number number:decimal-places="0" number:min-integer-digits="2">
        <number:embedded-text number:position="0"> </number:embedded-text>
      </number:number>
      <number:currency-symbol number:language="cs" number:country="CZ">Kč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Vlastimil Roletzky</meta:initial-creator>
    <dc:creator>František Špunda</dc:creator>
    <meta:creation-date>2021-06-18T20:07:15Z</meta:creation-date>
    <dc:date>2021-06-18T20:57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P0" number:language="cs" number:country="CZ">
      <number:text> </number:text>
      <number:number number:decimal-places="0" number:min-integer-digits="1">
        <number:embedded-text number:position="0"> </number:embedded-text>
        <number:embedded-text number:position="3"> </number:embedded-text>
      </number:number>
      <number:currency-symbol number:language="cs" number:country="CZ">Kč</number:currency-symbol>
      <number:text> </number:text>
    </number:currency-style>
    <number:currency-style style:name="N37P1" number:language="cs" number:country="CZ">
      <number:text>-</number:text>
      <number:number number:decimal-places="0" number:min-integer-digits="1">
        <number:embedded-text number:position="0"> </number:embedded-text>
        <number:embedded-text number:position="3"> </number:embedded-text>
      </number:number>
      <number:currency-symbol number:language="cs" number:country="CZ">Kč</number:currency-symbol>
      <number:text> </number:text>
    </number:currency-style>
    <number:currency-style style:name="N37P2" number:language="cs" number:country="CZ">
      <number:text> -</number:text>
      <number:number number:decimal-places="0" number:min-integer-digits="2">
        <number:embedded-text number:position="0"> </number:embedded-text>
      </number:number>
      <number:currency-symbol number:language="cs" number:country="CZ">Kč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7030a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0070c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00b05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0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819in" svg:stroke-color="#00b0f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219" chart:overlap="-27" chart:link-data-style-to-source="true" chart:visible="true" chart:logarithmic="false" chart:maximum="20000" chart:minimum="3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28.8751181102362pt" svg:width="711.0pt" chart:style-name="Crt0">
        <chart:title chart:style-name="CT00">
          <text:p text:style-name="a1" text:class-names="" text:cond-style-name="">Vývoj cen grafických karet 2021</text:p>
        </chart:title>
        <chart:legend svg:x="522.0492913385826pt" svg:y="115.4995275590551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ist1.$F$4" chart:values-cell-range-address="List1.$F$5:.$F$17" chart:class="chart:line" chart:attached-axis="primary-y" chart:style-name="G0S0">
            <chart:data-point chart:repeated="13"/>
          </chart:series>
          <chart:series chart:label-cell-address="List1.$G$4" chart:values-cell-range-address="List1.$G$5:.$G$17" chart:class="chart:line" chart:attached-axis="primary-y" chart:style-name="G0S1">
            <chart:data-point chart:repeated="13"/>
          </chart:series>
          <chart:series chart:label-cell-address="List1.$H$4" chart:values-cell-range-address="List1.$H$5:.$H$17" chart:class="chart:line" chart:attached-axis="primary-y" chart:style-name="G0S2">
            <chart:data-point chart:repeated="13"/>
          </chart:series>
          <chart:series chart:label-cell-address="List1.$I$4" chart:values-cell-range-address="List1.$I$5:.$I$17" chart:class="chart:line" chart:attached-axis="primary-y" chart:style-name="G0S3">
            <chart:data-point chart:repeated="13"/>
          </chart:series>
          <chart:series chart:label-cell-address="List1.$J$4" chart:values-cell-range-address="List1.$J$5:.$J$17" chart:class="chart:line" chart:attached-axis="primary-y" chart:style-name="G0S4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